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D000001DB900B48B595B1EB54.png" manifest:media-type="image/png"/>
  <manifest:file-entry manifest:full-path="Pictures/1000000000000280000001E014A1B44C0A74901C.jpg" manifest:media-type="image/jpeg"/>
  <manifest:file-entry manifest:full-path="Pictures/1000020100000500000004000EED5044B5B3C6A3.png" manifest:media-type="image/png"/>
  <manifest:file-entry manifest:full-path="Pictures/100002010000038400000218B4DA6666620C163A.png" manifest:media-type="image/png"/>
  <manifest:file-entry manifest:full-path="Pictures/10000201000000EF000000F22A40EDEF071C6C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800000"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color="#800000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  <style:text-properties fo:color="#000080"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color="#000080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80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cm" svg:height="12.7cm" svg:x="6.8cm" svg:y="1.7cm">
          <draw:image xlink:href="Pictures/1000000000000280000001E014A1B44C0A74901C.jpg" xlink:type="simple" xlink:show="embed" xlink:actuate="onLoad">
            <text:p/>
          </draw:image>
        </draw:frame>
        <draw:g>
          <draw:frame draw:style-name="gr2" draw:text-style-name="P2" draw:layer="layout" svg:width="6.485cm" svg:height="3.862cm" svg:x="0.8cm" svg:y="2.244cm">
            <draw:image xlink:href="Pictures/100002010000038400000218B4DA6666620C163A.png" xlink:type="simple" xlink:show="embed" xlink:actuate="onLoad">
              <text:p/>
            </draw:image>
          </draw:frame>
          <draw:frame draw:style-name="gr3" draw:text-style-name="P4" draw:layer="layout" svg:width="4.447cm" svg:height="0.806cm" svg:x="1.819cm" svg:y="5.5cm">
            <draw:text-box>
              <text:p text:style-name="P3"><text:span text:style-name="T1">Smartphone App</text:span></text:p>
            </draw:text-box>
          </draw:frame>
        </draw:g>
        <draw:g>
          <draw:frame draw:style-name="gr2" draw:text-style-name="P2" draw:layer="layout" svg:width="5.932cm" svg:height="4.746cm" svg:x="0.468cm" svg:y="8.8cm">
            <draw:image xlink:href="Pictures/1000020100000500000004000EED5044B5B3C6A3.png" xlink:type="simple" xlink:show="embed" xlink:actuate="onLoad">
              <text:p/>
            </draw:image>
          </draw:frame>
          <draw:frame draw:style-name="gr3" draw:text-style-name="P4" draw:layer="layout" svg:width="3.69cm" svg:height="0.806cm" svg:x="2cm" svg:y="13.2cm">
            <draw:text-box>
              <text:p text:style-name="P3"><text:span text:style-name="T1">Web-Browser</text:span></text:p>
            </draw:text-box>
          </draw:frame>
        </draw:g>
        <draw:g>
          <draw:frame draw:style-name="gr1" draw:text-style-name="P1" draw:layer="layout" svg:width="2cm" svg:height="2.388cm" svg:x="18.729cm" svg:y="3.118cm">
            <draw:image xlink:href="Pictures/10000201000000EF000000F22A40EDEF071C6C34.png" xlink:type="simple" xlink:show="embed" xlink:actuate="onLoad">
              <text:p/>
            </draw:image>
          </draw:frame>
          <draw:frame draw:style-name="gr3" draw:text-style-name="P6" draw:layer="layout" svg:width="3.029cm" svg:height="0.806cm" svg:x="18.3cm" svg:y="5.5cm">
            <draw:text-box>
              <text:p text:style-name="P5"><text:span text:style-name="T2">Datenbank</text:span></text:p>
            </draw:text-box>
          </draw:frame>
        </draw:g>
        <draw:g>
          <draw:frame draw:style-name="gr4" draw:text-style-name="P1" draw:layer="layout" svg:width="2.688cm" svg:height="3.5cm" svg:x="11.092cm" svg:y="2.1cm">
            <draw:image xlink:href="Pictures/100002010000016D000001DB900B48B595B1EB54.png" xlink:type="simple" xlink:show="embed" xlink:actuate="onLoad">
              <text:p/>
            </draw:image>
          </draw:frame>
          <draw:frame draw:style-name="gr3" draw:text-style-name="P6" draw:layer="layout" svg:width="4.27cm" svg:height="0.806cm" svg:x="10.301cm" svg:y="5.5cm">
            <draw:text-box>
              <text:p text:style-name="P5"><text:span text:style-name="T2">Backend-Server</text:span></text:p>
            </draw:text-box>
          </draw:frame>
        </draw:g>
        <draw:g>
          <draw:frame draw:style-name="gr4" draw:text-style-name="P1" draw:layer="layout" svg:width="2.688cm" svg:height="3.5cm" svg:x="11.092cm" svg:y="9.8cm">
            <draw:image xlink:href="Pictures/100002010000016D000001DB900B48B595B1EB54.png" xlink:type="simple" xlink:show="embed" xlink:actuate="onLoad">
              <text:p/>
            </draw:image>
          </draw:frame>
          <draw:frame draw:style-name="gr3" draw:text-style-name="P6" draw:layer="layout" svg:width="3.233cm" svg:height="0.806cm" svg:x="10.838cm" svg:y="13.2cm">
            <draw:text-box>
              <text:p text:style-name="P5"><text:span text:style-name="T2">Web-Server</text:span></text:p>
            </draw:text-box>
          </draw:frame>
        </draw:g>
        <draw:line draw:style-name="gr5" draw:text-style-name="P1" draw:layer="layout" svg:x1="6.4cm" svg:y1="4.2cm" svg:x2="11cm" svg:y2="4.2cm">
          <text:p/>
        </draw:line>
        <draw:line draw:style-name="gr5" draw:text-style-name="P1" draw:layer="layout" svg:x1="12.6cm" svg:y1="9.6cm" svg:x2="12.6cm" svg:y2="6.4cm">
          <text:p/>
        </draw:line>
        <draw:line draw:style-name="gr5" draw:text-style-name="P1" draw:layer="layout" svg:x1="5.4cm" svg:y1="11.8cm" svg:x2="11cm" svg:y2="11.8cm">
          <text:p/>
        </draw:line>
        <draw:line draw:style-name="gr5" draw:text-style-name="P1" draw:layer="layout" svg:x1="14cm" svg:y1="4.2cm" svg:x2="18.6cm" svg:y2="4.2cm">
          <text:p/>
        </draw:line>
        <draw:frame draw:style-name="gr6" draw:text-style-name="P7" draw:layer="layout" svg:width="2.725cm" svg:height="0.725cm" svg:x="6.2cm" svg:y="3.6cm">
          <draw:text-box>
            <text:p><text:span text:style-name="T3">Webservice</text:span></text:p>
          </draw:text-box>
        </draw:frame>
        <draw:frame draw:style-name="gr6" draw:text-style-name="P7" draw:layer="layout" svg:width="1.615cm" svg:height="0.725cm" svg:x="5.2cm" svg:y="11.2cm">
          <draw:text-box>
            <text:p><text:span text:style-name="T3">HTTP</text:span></text:p>
          </draw:text-box>
        </draw:frame>
        <draw:frame draw:style-name="gr6" draw:text-style-name="P7" draw:layer="layout" svg:width="2.725cm" svg:height="0.725cm" draw:transform="rotate (1.5707963267949) translate (12cm 9.8cm)">
          <draw:text-box>
            <text:p><text:span text:style-name="T3">Webservic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6T01:44:58.138353945</meta:creation-date>
    <meta:editing-duration>PT13M9S</meta:editing-duration>
    <meta:editing-cycles>4</meta:editing-cycles>
    <meta:generator>LibreOffice/5.1.0.3$Linux_X86_64 LibreOffice_project/10m0$Build-3</meta:generator>
    <meta:initial-creator>Dennis Schulmeister</meta:initial-creator>
    <dc:date>2016-02-26T01:57:55.346119480</dc:date>
    <dc:creator>Dennis Schulmeister</dc:creator>
    <meta:document-statistic meta:object-count="46"/>
  </office:meta>
</office:document-meta>
</file>